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Sans serif" svg:font-family="'Sans serif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loext:contextual-spacing="false" fo:margin-top="0cm" fo:margin-bottom="0cm" fo:line-height="150%" fo:text-align="justify" style:justify-single-word="false"/>
      <style:text-properties fo:color="#000000" style:font-name="Sans serif" fo:font-size="11pt" fo:language="en" fo:country="US" fo:font-weight="normal" style:font-name-asian="Times New Roman" style:font-size-asian="11pt" style:language-asian="fr" style:country-asian="FR" style:font-weight-asian="normal" style:font-name-complex="Times New Roman" style:font-size-complex="11pt" style:font-weight-complex="normal"/>
    </style:style>
    <style:style style:name="P2" style:family="paragraph" style:parent-style-name="Preformatted_20_Text">
      <style:paragraph-properties fo:line-height="150%" fo:text-align="justify" style:justify-single-word="false" fo:break-before="page"/>
      <style:text-properties style:font-name="Sans serif" fo:font-size="11pt" fo:font-weight="bold" style:font-size-asian="11pt" style:font-weight-asian="bold" style:font-size-complex="11pt" style:font-weight-complex="bold"/>
    </style:style>
    <style:style style:name="P3" style:family="paragraph" style:parent-style-name="Preformatted_20_Text">
      <style:paragraph-properties fo:line-height="150%" fo:text-align="justify" style:justify-single-word="false"/>
      <style:text-properties style:font-name="Sans serif" fo:font-size="11pt" fo:language="en" fo:country="US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Preformatted_20_Text">
      <style:paragraph-properties fo:line-height="150%" fo:text-align="justify" style:justify-single-word="false"/>
      <style:text-properties style:font-name="Sans serif" fo:font-size="11pt" fo:language="en" fo:country="US" fo:font-weight="normal" style:font-size-asian="11pt" style:font-weight-asian="normal" style:font-size-complex="11pt" style:font-weight-complex="normal"/>
    </style:style>
    <style:style style:name="P5" style:family="paragraph" style:parent-style-name="Preformatted_20_Text">
      <style:paragraph-properties fo:line-height="150%" fo:text-align="justify" style:justify-single-word="false"/>
      <style:text-properties fo:color="#000000" style:font-name="Sans serif" fo:font-size="11pt" fo:language="en" fo:country="US" fo:font-weight="normal" style:font-name-asian="Times New Roman" style:font-size-asian="11pt" style:language-asian="fr" style:country-asian="FR" style:font-weight-asian="normal" style:font-name-complex="Times New Roman" style:font-size-complex="11pt" style:font-weight-complex="normal"/>
    </style:style>
    <style:style style:name="P6" style:family="paragraph" style:parent-style-name="Preformatted_20_Text">
      <style:paragraph-properties fo:line-height="150%" fo:text-align="justify" style:justify-single-word="false"/>
      <style:text-properties fo:color="#000000" style:text-line-through-style="none" style:font-name="Sans serif" fo:font-size="11pt" fo:language="en" fo:country="US" style:text-underline-style="none" fo:font-weight="normal" style:font-name-asian="Times New Roman" style:font-size-asian="11pt" style:language-asian="fr" style:country-asian="FR" style:font-weight-asian="normal" style:font-name-complex="Times New Roman" style:font-size-complex="11pt" style:font-weight-complex="normal"/>
    </style:style>
    <style:style style:name="P7" style:family="paragraph" style:parent-style-name="Preformatted_20_Text">
      <style:paragraph-properties fo:line-height="150%" fo:text-align="justify" style:justify-single-word="false"/>
      <style:text-properties fo:color="#000000" style:text-line-through-style="none" style:font-name="Sans serif" fo:font-size="11pt" fo:language="en" fo:country="US" fo:font-style="normal" style:text-underline-style="none" fo:font-weight="normal" style:font-name-asian="Times New Roman" style:font-size-asian="11pt" style:language-asian="fr" style:country-asian="FR" style:font-style-asian="normal" style:font-weight-asian="normal" style:font-name-complex="Times New Roman" style:font-size-complex="11pt" style:font-style-complex="normal" style:font-weight-complex="normal"/>
    </style:style>
    <style:style style:name="T1" style:family="text">
      <style:text-properties fo:color="#000000" style:font-name-asian="Times New Roman" style:language-asian="fr" style:country-asian="FR" style:font-name-complex="Times New Roman"/>
    </style:style>
    <style:style style:name="T2" style:family="text">
      <style:text-properties fo:color="#000000" style:text-line-through-style="none" style:font-name-asian="Times New Roman" style:language-asian="fr" style:country-asian="FR" style:font-name-complex="Times New Roman"/>
    </style:style>
    <style:style style:name="T3" style:family="text">
      <style:text-properties fo:color="#000000" style:text-line-through-style="none" style:text-underline-style="none" style:font-name-asian="Times New Roman" style:language-asian="fr" style:country-asian="FR" style:font-name-complex="Times New Roman"/>
    </style:style>
    <style:style style:name="T4" style:family="text">
      <style:text-properties fo:color="#000000" style:text-underline-style="solid" style:text-underline-width="auto" style:text-underline-color="font-color" style:font-name-asian="Times New Roman" style:language-asian="fr" style:country-asian="FR" style:font-name-complex="Times New Roman"/>
    </style:style>
    <style:style style:name="T5" style:family="text">
      <style:text-properties style:font-name-asian="Times New Roman" style:language-asian="fr" style:country-asian="FR" style:font-name-complex="Times New Roman"/>
    </style:style>
    <style:style style:name="T6" style:family="text">
      <style:text-properties fo:color="#009900" style:font-name-asian="Times New Roman" style:language-asian="fr" style:country-asian="FR" style:font-name-complex="Times New Roman"/>
    </style:style>
    <style:style style:name="T7" style:family="text">
      <style:text-properties style:font-name="DejaVu Sans Light" fo:font-size="12pt" fo:language="en" fo:country="US" fo:font-style="normal" style:font-size-asian="12pt" style:font-style-asian="normal" style:font-size-complex="12pt" style:font-style-complex="normal"/>
    </style:style>
    <style:style style:name="T8" style:family="text">
      <style:text-properties style:font-name="DejaVu Sans Light" fo:font-size="12pt" fo:language="en" fo:country="US" fo:font-style="normal" style:font-name-asian="NSimSun" style:font-size-asian="12pt" style:font-style-asian="normal" style:font-name-complex="Liberation Mono" style:font-size-complex="12pt" style:font-style-complex="normal"/>
    </style:style>
    <style:style style:name="T9" style:family="text">
      <style:text-properties fo:font-size="12pt" fo:language="en" fo:country="US" fo:font-style="normal" style:font-size-asian="12pt" style:font-style-asian="normal" style:font-size-complex="12pt" style:font-style-complex="normal"/>
    </style:style>
    <style:style style:name="T10" style:family="text">
      <style:text-properties fo:font-size="12pt" fo:language="en" fo:country="US" fo:font-style="normal" style:font-name-asian="NSimSun" style:font-size-asian="12pt" style:font-style-asian="normal" style:font-name-complex="Liberation Mono" style:font-size-complex="12pt" style:font-style-complex="normal"/>
    </style:style>
    <style:style style:name="T11" style:family="text">
      <style:text-properties fo:language="en" fo:country="US" fo:font-style="normal" style:font-style-asian="normal" style:font-style-complex="normal"/>
    </style:style>
    <style:style style:name="T12" style:family="text">
      <style:text-properties fo:language="en" fo:country="US" fo:font-style="normal" style:font-name-asian="NSimSun" style:font-style-asian="normal" style:font-name-complex="Liberation Mono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1">Supplementary </text:span><text:span text:style-name="T12">Material 1.</text:span><text:span text:style-name="T11"> Protocol of DNA extraction for Nanopore long-reads genome sequencing</text:span></text:p>
      <text:p text:style-name="P3"/>
      <text:p text:style-name="P1">Use only materials and reagents DNase free. Never vortex and store DNA extracts on ice from step 9. Avoid DNA freezing-thawing. </text:p>
      <text:p text:style-name="P1">1. Using liquid nitrogen and pre-chilled mortar and pestle, grind 0.2/0.3 g of fresh mycelium into powder, in less than 1 minute. Place the powder into a 15 mL Falcon tube and store in liquid nitrogen or at -80°C.</text:p>
      <text:p text:style-name="P1">2. Add 5 mL TE 1X pH8 and 300 µL SDS 10 %. Homogenize without vortexing until the complete thawing of the mixture.</text:p>
      <text:p text:style-name="P4">3. <text:span text:style-name="T1">Add 100 µL of proteinase K at 20 mg / mL. Homogenize by flicking the tube without vortexing and incubate at 37 °C over night in a dry oven. </text:span></text:p>
      <text:p text:style-name="P4">4. <text:span text:style-name="T5">Centrifuge 3 min at 4000 rpm to eliminate tissues debris. Transfer the supernatant in a new 15 mL Falcon tube.</text:span></text:p>
      <text:p text:style-name="P4">5. <text:span text:style-name="T1">Add 200 µL of SDS 10 % and Homogenize by slow inversion.</text:span></text:p>
      <text:p text:style-name="P5">6. Add 1,3 mL NaCl 5 M and mix vigorously until obtaining white foam.</text:p>
      <text:p text:style-name="P5">7. Incubate 30 min in ice and mix again vigorously until obtaining white foam.</text:p>
      <text:p text:style-name="P4"><text:span text:style-name="T1">8.</text:span><text:span text:style-name="T6"> </text:span><text:span text:style-name="T1">Centrifuge 25 min at 4000 rpm at 4 °C (with brake and acceleration on 4). Transfer the supernatant in a new 15 mL Falcon tube with caution.</text:span></text:p>
      <text:p text:style-name="P5">9. Add 7 mL of phenol/chloroform/isoamyl alcohol 25:24:1. Mix by inversion 200 times and centrifuge 10 min at 5000 rpm at 4 °C. Transfer the upper aqueous phase into a new 15 mL Falcon tube taking care to avoid the aqueous/organic interface. Warning: store tubes in ice during the aqueous phase transfer.</text:p>
      <text:p text:style-name="P5">10. Add Rnase A for 2% of the final volume, and place the tubes at 37°C for 30min in a heating unit or a water bath.</text:p>
      <text:p text:style-name="P5">11. Repeat the step 9.</text:p>
      <text:p text:style-name="P5">12. Add 1/10 volume of NaAc 3 M pH = 5.2 and 1 volume of isopropanol and mix gently by inversion. Place the tubes at -20 °C for 3 h.</text:p>
      <text:p text:style-name="P5">13. Centrifuge 30 min at 8000 rpm at 4 °C. Eliminate the supernatant by spilling the tube. Briefly spin and eliminate the residual supernatant by pipetting.</text:p>
      <text:p text:style-name="P5">14. Rinse the DNA pellet with 6 mL of ethanol 70 % and centrifuge 5 min at 8000 rpm at 4 °C. Eliminate the supernatant as above. Repeat this step twice. Dry the DNA pellet at room temperature by opening the tube until no ethanol remains.</text:p>
      <text:p text:style-name="P4"><text:span text:style-name="T1">15. Re-suspend the DNA pellet with caution in 500 µL DNase-free water. </text:span><text:span text:style-name="T2">Possibility to store DNA extracts at -20 °C and avoid freeze-thaw cycles.</text:span></text:p>
      <text:p text:style-name="P5">16. Make tests of DNA extract quality. If the DNA extract quality if insufficient, perform steps 17 to 22.</text:p>
      <text:p text:style-name="P5">17. To remove polysaccharides residues, add 500 µL of NaCl 2.4 M (1.2 M final).</text:p>
      <text:p text:style-name="P4"><text:soft-page-break/><text:span text:style-name="T1">18. Add 1 mL of diethyl ether saturated with DNase-free water (to prepare mix by vortexing 1 volume of diethyl ether and 1 volume of DNase-free water – let the two phases separating and recover the organic </text:span><text:span text:style-name="T4">upper</text:span><text:span text:style-name="T1"> phase corresponding to diethyl ether saturated in water). Mix by inversion 200 times and centrifuge 20 min at 8000 rpm at 4 °C. Transfer the </text:span><text:span text:style-name="T4">lower</text:span><text:span text:style-name="T1"> aqueous phase into a new 15 mL Falcon tube.</text:span></text:p>
      <text:p text:style-name="P4"><text:span text:style-name="T1">19. Add 2.5 volumes of pure ethanol (prechilled at -80°C) </text:span><text:span text:style-name="T3">and place the tubes at -20 °C over night. If the DNA pellet appear while adding the pure ethanol, possibility to recover the pellet with a cut cone and place it in a new 15mL Falcon tube with 3mL of ethanol 70%.</text:span></text:p>
      <text:p text:style-name="P6">20. Centrifuge 35 min at 8000 rpm at 4 °C. Eliminate the supernatant by spilling the tube. Briefly spin and eliminate the residual supernatant by pipetting.</text:p>
      <text:p text:style-name="P6">21. Rinse the DNA pellet with 5 mL of ethanol 70 % and centrifuge again 20 min at 8000 rpm at 4 °C. Eliminate the supernatant as above. Repeat this step twice. Dry the DNA pellet at room temperature by opening the tube until no ethanol remains.</text:p>
      <text:p text:style-name="P6">22. Re-suspend the DNA pellet with caution in 100uL of Dnase-free water.</text:p>
      <text:p text:style-name="P6">23. Make tests of DNA extract quality. If the DNA extract quality if insufficient, perform steps 24.</text:p>
      <text:p text:style-name="P6">24. Purification on Genomic-tip 100/G - Blood &amp; Cell Culture DNA Midi Kit (25) 13343 QIAGEN according to Special Applications protocol 'Purification of genomic DNA prepared by other methods*' , followed by QIAGEN Genomic-tip procedure - Part II: Genomic-tip Protocol Protocol for Isolation of Genomic DNA from Blood, Cultured Cells, Tissue, Yeast, or Bacteria - QIAGEN Genomic DNA Handbook 08/2001, with at step 5 an over night precipitation of the total DNA in isopropanol at – 20 °C, followed day 4 by a centrifugation 20 min at 8000 rpm to finish by step 6B and resuspension of the total DNA in 100 µL DNase-free water or buffer according to the sequencing company. Note: At least 2/3 of DNA is lost throughout the final 100/G purification. <text:s/>At the end <text:s/>8 µg of DNA must be obtained so the quantity of DNA extracted must be adapted to the prerequisite of the sequencing company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Sans serif" svg:font-family="'Sans serif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SimSun" style:font-size-asian="10pt" style:font-name-complex="Liberation Mono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1-04T11:04:36.405019109</meta:creation-date>
    <dc:date>2021-03-09T12:22:29.28</dc:date>
    <meta:editing-duration>PT3H37M50S</meta:editing-duration>
    <meta:editing-cycles>6</meta:editing-cycles>
    <meta:generator>OpenOffice/4.1.7$Win32 OpenOffice.org_project/417m1$Build-9800</meta:generator>
    <meta:document-statistic meta:table-count="0" meta:image-count="0" meta:object-count="0" meta:page-count="2" meta:paragraph-count="26" meta:word-count="836" meta:character-count="4573"/>
    <dc:creator>Arthur </dc:creator>
  </office:meta>
</office:document-meta>
</file>